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8528in" fo:break-before="auto" style:use-optimal-row-height="false"/>
    </style:style>
    <style:style style:name="ro2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4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size="9pt" style:font-size-asian="9pt" style:font-size-complex="9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5" table:default-cell-style-name="ce2"/>
        <table:table-column table:style-name="co1" table:default-cell-style-name="ce4"/>
        <table:table-row table:style-name="ro1">
          <table:table-cell office:value-type="string">
            <text:p>(-3, 3)</text:p>
          </table:table-cell>
          <table:table-cell office:value-type="string">
            <text:p>(-2, 3)</text:p>
          </table:table-cell>
          <table:table-cell office:value-type="string">
            <text:p>(-1, 3)</text:p>
          </table:table-cell>
          <table:table-cell office:value-type="string">
            <text:p>(0,3)</text:p>
          </table:table-cell>
          <table:table-cell office:value-type="string">
            <text:p>(1, 3)</text:p>
          </table:table-cell>
          <table:table-cell office:value-type="string">
            <text:p>(2, 3)</text:p>
          </table:table-cell>
          <table:table-cell office:value-type="string">
            <text:p>(3, 3)</text:p>
          </table:table-cell>
        </table:table-row>
        <table:table-row table:style-name="ro1">
          <table:table-cell office:value-type="string">
            <text:p>(-3, 2)</text:p>
          </table:table-cell>
          <table:table-cell office:value-type="string">
            <text:p>(-2, 2)</text:p>
          </table:table-cell>
          <table:table-cell office:value-type="string">
            <text:p>(-1, 2)</text:p>
          </table:table-cell>
          <table:table-cell office:value-type="string">
            <text:p>(0,2)</text:p>
          </table:table-cell>
          <table:table-cell office:value-type="string">
            <text:p>(1, 2)</text:p>
          </table:table-cell>
          <table:table-cell office:value-type="string">
            <text:p>(2, 2)</text:p>
          </table:table-cell>
          <table:table-cell office:value-type="string">
            <text:p>(3, 2)</text:p>
          </table:table-cell>
        </table:table-row>
        <table:table-row table:style-name="ro1">
          <table:table-cell office:value-type="string">
            <text:p>(-3, 1)</text:p>
          </table:table-cell>
          <table:table-cell office:value-type="string">
            <text:p>(-2, 1)</text:p>
          </table:table-cell>
          <table:table-cell office:value-type="string">
            <text:p>(-1, 1)</text:p>
          </table:table-cell>
          <table:table-cell office:value-type="string">
            <text:p>(0,1)</text:p>
          </table:table-cell>
          <table:table-cell office:value-type="string">
            <text:p>(1, 1)</text:p>
          </table:table-cell>
          <table:table-cell office:value-type="string">
            <text:p>(2, 1)</text:p>
          </table:table-cell>
          <table:table-cell office:value-type="string">
            <text:p>(3, 1)</text:p>
          </table:table-cell>
        </table:table-row>
        <table:table-row table:style-name="ro1">
          <table:table-cell office:value-type="string">
            <text:p>(-3, 0)</text:p>
          </table:table-cell>
          <table:table-cell office:value-type="string">
            <text:p>(-2, 0)</text:p>
          </table:table-cell>
          <table:table-cell office:value-type="string">
            <text:p>(-1, 0)</text:p>
          </table:table-cell>
          <table:table-cell table:style-name="ce3" office:value-type="string">
            <text:p>(0,0) 25</text:p>
          </table:table-cell>
          <table:table-cell office:value-type="string">
            <text:p>(1, 0)</text:p>
          </table:table-cell>
          <table:table-cell office:value-type="string">
            <text:p>(2, 0)</text:p>
          </table:table-cell>
          <table:table-cell office:value-type="string">
            <text:p>(3, 0)</text:p>
          </table:table-cell>
        </table:table-row>
        <table:table-row table:style-name="ro1">
          <table:table-cell office:value-type="string">
            <text:p>(-3, -1)</text:p>
          </table:table-cell>
          <table:table-cell office:value-type="string">
            <text:p>(-2, -1)</text:p>
          </table:table-cell>
          <table:table-cell office:value-type="string">
            <text:p>(-1, -1)</text:p>
          </table:table-cell>
          <table:table-cell office:value-type="string">
            <text:p>(0,-1)</text:p>
          </table:table-cell>
          <table:table-cell office:value-type="string">
            <text:p>(1, -1)</text:p>
          </table:table-cell>
          <table:table-cell office:value-type="string">
            <text:p>(2, -1)</text:p>
          </table:table-cell>
          <table:table-cell office:value-type="string">
            <text:p>(3, -1)</text:p>
          </table:table-cell>
        </table:table-row>
        <table:table-row table:style-name="ro1">
          <table:table-cell office:value-type="string">
            <text:p>(-3, -2)</text:p>
          </table:table-cell>
          <table:table-cell office:value-type="string">
            <text:p>(-2, -2)</text:p>
          </table:table-cell>
          <table:table-cell office:value-type="string">
            <text:p>(-1, -2)</text:p>
          </table:table-cell>
          <table:table-cell office:value-type="string">
            <text:p>(0,-2)</text:p>
          </table:table-cell>
          <table:table-cell office:value-type="string">
            <text:p>(1, -2)</text:p>
          </table:table-cell>
          <table:table-cell office:value-type="string">
            <text:p>(2, -2)</text:p>
          </table:table-cell>
          <table:table-cell office:value-type="string">
            <text:p>(3, -2)</text:p>
          </table:table-cell>
        </table:table-row>
        <table:table-row table:style-name="ro1">
          <table:table-cell office:value-type="string">
            <text:p>(-3, -3)</text:p>
          </table:table-cell>
          <table:table-cell office:value-type="string">
            <text:p>(-2, -3) 8</text:p>
          </table:table-cell>
          <table:table-cell office:value-type="string">
            <text:p>(-1, -3) 15</text:p>
          </table:table-cell>
          <table:table-cell office:value-type="string">
            <text:p>(0,-3) 22</text:p>
          </table:table-cell>
          <table:table-cell office:value-type="string">
            <text:p>(1, -3) 29</text:p>
          </table:table-cell>
          <table:table-cell office:value-type="string">
            <text:p>(2, -3) 36</text:p>
          </table:table-cell>
          <table:table-cell office:value-type="string">
            <text:p>(3, -3) 43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3">12/23/2017</text:date>, <text:time>23:3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9:51:12.13</meta:creation-date>
    <dc:date>2017-12-23T23:30:13.50</dc:date>
    <meta:editing-duration>PT3H39M4S</meta:editing-duration>
    <meta:editing-cycles>3</meta:editing-cycles>
    <meta:generator>OpenOffice.org/3.4$Win32 OpenOffice.org_project/340m1$Build-9590</meta:generator>
    <meta:document-statistic meta:table-count="3" meta:cell-count="49" meta:object-count="0"/>
  </office:meta>
</office:document-meta>
</file>